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6.43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nApiJson-extracted_formatte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CanApiJson – VG frame</text:p>
          </table:table-cell>
          <table:table-cell table:number-columns-repeated="7"/>
          <table:table-cell table:style-name="ce1" office:value-type="string" calcext:value-type="string">
            <text:p>HEX in DEC</text:p>
          </table:table-cell>
          <table:table-cell table:style-name="ce3" office:value-type="string" calcext:value-type="string">
            <text:p>Modbus register</text:p>
          </table:table-cell>
          <table:table-cell table:style-name="ce1" office:value-type="string" calcext:value-type="string">
            <text:p>HKSG</text:p>
          </table:table-cell>
          <table:table-cell table:style-name="ce1" office:value-type="string" calcext:value-type="string">
            <text:p>HKSG2</text:p>
          </table:table-cell>
          <table:table-cell table:style-name="ce1" office:value-type="string" calcext:value-type="string">
            <text:p>T_cycle</text:p>
          </table:table-cell>
          <table:table-cell table:style-name="ce1" office:value-type="string" calcext:value-type="string">
            <text:p>JSO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OX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VA</text:p>
          </table:table-cell>
          <table:table-cell table:style-name="ce6"/>
          <table:table-cell table:style-name="ce8"/>
          <table:table-cell table:style-name="ce6" table:number-columns-repeated="4"/>
          <table:table-cell table:style-name="ce1" table:number-columns-repeated="15"/>
        </table:table-row>
        <table:table-row table:style-name="ro1">
          <table:table-cell table:style-name="ce1" table:number-columns-repeated="9"/>
          <table:table-cell table:style-name="ce3"/>
          <table:table-cell table:style-name="ce1" table:number-columns-repeated="1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4])" office:value-type="float" office:value="9523" calcext:value-type="float">
            <text:p>952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3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5])" office:value-type="float" office:value="9523" calcext:value-type="float">
            <text:p>9523</text:p>
          </table:table-cell>
          <table:table-cell table:number-columns-repeated="4"/>
          <table:table-cell office:value-type="string" calcext:value-type="string">
            <text:p>{"ID":"12345678","SRC":"SYS","CAPI":{"NN":1,"N01":{"VG":"020201253302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7])" office:value-type="float" office:value="9602" calcext:value-type="float">
            <text:p>9602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82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1</text:p>
          </table:table-cell>
          <table:table-cell table:formula="of:=HEX2DEC([.E8])" office:value-type="float" office:value="9602" calcext:value-type="float">
            <text:p>9602</text:p>
          </table:table-cell>
          <table:table-cell table:number-columns-repeated="4"/>
          <table:table-cell office:value-type="string" calcext:value-type="string">
            <text:p>{"ID":"12345678","SRC":"SYS","CAPI":{"NN":1,"N01":{"VG":"0202012582020001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0])" office:value-type="float" office:value="9598" calcext:value-type="float">
            <text:p>9598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7e04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6</text:p>
          </table:table-cell>
          <table:table-cell table:formula="of:=HEX2DEC([.E11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1257e0400010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])" office:value-type="float" office:value="9598" calcext:value-type="float">
            <text:p>959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7e05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51</text:p>
          </table:table-cell>
          <table:table-cell table:formula="of:=HEX2DEC([.E14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1257e0500015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6])" office:value-type="float" office:value="9531" calcext:value-type="float">
            <text:p>953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5e</text:p>
          </table:table-cell>
          <table:table-cell table:formula="of:=HEX2DEC([.E17])" office:value-type="float" office:value="9531" calcext:value-type="float">
            <text:p>9531</text:p>
          </table:table-cell>
          <table:table-cell table:number-columns-repeated="4"/>
          <table:table-cell office:value-type="string" calcext:value-type="string">
            <text:p>{"ID":"12345678","SRC":"SYS","CAPI":{"NN":1,"N01":{"VG":"020201253b020002015e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9])" office:value-type="float" office:value="9530" calcext:value-type="float">
            <text:p>953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2</text:p>
          </table:table-cell>
          <table:table-cell table:formula="of:=HEX2DEC([.E20])" office:value-type="float" office:value="9530" calcext:value-type="float">
            <text:p>9530</text:p>
          </table:table-cell>
          <table:table-cell table:number-columns-repeated="4"/>
          <table:table-cell office:value-type="string" calcext:value-type="string">
            <text:p>{"ID":"12345678","SRC":"SYS","CAPI":{"NN":1,"N01":{"VG":"020201253a02000200d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2])" office:value-type="float" office:value="9529" calcext:value-type="float">
            <text:p>952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3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0</text:p>
          </table:table-cell>
          <table:table-cell table:formula="of:=HEX2DEC([.E23])" office:value-type="float" office:value="9529" calcext:value-type="float">
            <text:p>9529</text:p>
          </table:table-cell>
          <table:table-cell table:number-columns-repeated="4"/>
          <table:table-cell office:value-type="string" calcext:value-type="string">
            <text:p>{"ID":"12345678","SRC":"SYS","CAPI":{"NN":1,"N01":{"VG":"020201253902000200a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5])" office:value-type="float" office:value="9560" calcext:value-type="float">
            <text:p>956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58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2</text:p>
          </table:table-cell>
          <table:table-cell table:formula="of:=HEX2DEC([.E26])" office:value-type="float" office:value="9560" calcext:value-type="float">
            <text:p>9560</text:p>
          </table:table-cell>
          <table:table-cell table:number-columns-repeated="4"/>
          <table:table-cell office:value-type="string" calcext:value-type="string">
            <text:p>{"ID":"12345678","SRC":"SYS","CAPI":{"NN":1,"N01":{"VG":"020201255802000200d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8])" office:value-type="float" office:value="9579" calcext:value-type="float">
            <text:p>957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6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2bc</text:p>
          </table:table-cell>
          <table:table-cell table:formula="of:=HEX2DEC([.E29])" office:value-type="float" office:value="9579" calcext:value-type="float">
            <text:p>9579</text:p>
          </table:table-cell>
          <table:table-cell table:number-columns-repeated="4"/>
          <table:table-cell office:value-type="string" calcext:value-type="string">
            <text:p>{"ID":"12345678","SRC":"SYS","CAPI":{"NN":1,"N01":{"VG":"020201256b02000202bc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31])" office:value-type="float" office:value="9578" calcext:value-type="float">
            <text:p>957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6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58</text:p>
          </table:table-cell>
          <table:table-cell table:formula="of:=HEX2DEC([.E32])" office:value-type="float" office:value="9578" calcext:value-type="float">
            <text:p>9578</text:p>
          </table:table-cell>
          <table:table-cell table:number-columns-repeated="4"/>
          <table:table-cell office:value-type="string" calcext:value-type="string">
            <text:p>{"ID":"12345678","SRC":"SYS","CAPI":{"NN":1,"N01":{"VG":"020201256a0200020258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34])" office:value-type="float" office:value="9577" calcext:value-type="float">
            <text:p>9577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6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c2</text:p>
          </table:table-cell>
          <table:table-cell table:formula="of:=HEX2DEC([.E35])" office:value-type="float" office:value="9577" calcext:value-type="float">
            <text:p>9577</text:p>
          </table:table-cell>
          <table:table-cell table:number-columns-repeated="4"/>
          <table:table-cell office:value-type="string" calcext:value-type="string">
            <text:p>{"ID":"12345678","SRC":"SYS","CAPI":{"NN":1,"N01":{"VG":"020201256902000201c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37])" office:value-type="float" office:value="9516" calcext:value-type="float">
            <text:p>951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1252c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38])" office:value-type="float" office:value="9516" calcext:value-type="float">
            <text:p>9516</text:p>
          </table:table-cell>
          <table:table-cell table:number-columns-repeated="4"/>
          <table:table-cell office:value-type="string" calcext:value-type="string">
            <text:p>{"ID":"12345678","SRC":"SYS","CAPI":{"NN":1,"N01":{"VG":"020201252c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40])" office:value-type="float" office:value="9561" calcext:value-type="float">
            <text:p>956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1255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4</text:p>
          </table:table-cell>
          <table:table-cell table:formula="of:=HEX2DEC([.E41])" office:value-type="float" office:value="9561" calcext:value-type="float">
            <text:p>9561</text:p>
          </table:table-cell>
          <table:table-cell table:number-columns-repeated="4"/>
          <table:table-cell office:value-type="string" calcext:value-type="string">
            <text:p>{"ID":"12345678","SRC":"SYS","CAPI":{"NN":1,"N01":{"VG":"020201255902000201b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43])" office:value-type="float" office:value="9479" calcext:value-type="float">
            <text:p>947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12507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6</text:p>
          </table:table-cell>
          <table:table-cell table:formula="of:=HEX2DEC([.E44])" office:value-type="float" office:value="9479" calcext:value-type="float">
            <text:p>9479</text:p>
          </table:table-cell>
          <table:table-cell table:number-columns-repeated="4"/>
          <table:table-cell office:value-type="string" calcext:value-type="string">
            <text:p>{"ID":"12345678","SRC":"SYS","CAPI":{"NN":1,"N01":{"VG":"020201250702000201b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46])" office:value-type="float" office:value="9523" calcext:value-type="float">
            <text:p>95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3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47])" office:value-type="float" office:value="9523" calcext:value-type="float">
            <text:p>9523</text:p>
          </table:table-cell>
          <table:table-cell table:number-columns-repeated="4"/>
          <table:table-cell office:value-type="string" calcext:value-type="string">
            <text:p>{"ID":"12345678","SRC":"SYS","CAPI":{"NN":1,"N01":{"VG":"020200253302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49])" office:value-type="float" office:value="9602" calcext:value-type="float">
            <text:p>96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82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8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1</text:p>
          </table:table-cell>
          <table:table-cell table:formula="of:=HEX2DEC([.E50])" office:value-type="float" office:value="9602" calcext:value-type="float">
            <text:p>9602</text:p>
          </table:table-cell>
          <table:table-cell table:number-columns-repeated="4"/>
          <table:table-cell office:value-type="string" calcext:value-type="string">
            <text:p>{"ID":"12345678","SRC":"SYS","CAPI":{"NN":1,"N01":{"VG":"0202002582020001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52])" office:value-type="float" office:value="9598" calcext:value-type="float">
            <text:p>95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7e04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6</text:p>
          </table:table-cell>
          <table:table-cell table:formula="of:=HEX2DEC([.E53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0257e0400010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55])" office:value-type="float" office:value="9598" calcext:value-type="float">
            <text:p>95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7e05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7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54</text:p>
          </table:table-cell>
          <table:table-cell table:formula="of:=HEX2DEC([.E56])" office:value-type="float" office:value="9598" calcext:value-type="float">
            <text:p>9598</text:p>
          </table:table-cell>
          <table:table-cell table:number-columns-repeated="4"/>
          <table:table-cell office:value-type="string" calcext:value-type="string">
            <text:p>{"ID":"12345678","SRC":"SYS","CAPI":{"NN":1,"N01":{"VG":"020200257e0500015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58])" office:value-type="float" office:value="9531" calcext:value-type="float">
            <text:p>95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c</text:p>
          </table:table-cell>
          <table:table-cell table:formula="of:=HEX2DEC([.E59])" office:value-type="float" office:value="9531" calcext:value-type="float">
            <text:p>9531</text:p>
          </table:table-cell>
          <table:table-cell table:number-columns-repeated="4"/>
          <table:table-cell office:value-type="string" calcext:value-type="string">
            <text:p>{"ID":"12345678","SRC":"SYS","CAPI":{"NN":1,"N01":{"VG":"020200253b02000200dc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61])" office:value-type="float" office:value="9530" calcext:value-type="float">
            <text:p>953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3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d2</text:p>
          </table:table-cell>
          <table:table-cell table:formula="of:=HEX2DEC([.E62])" office:value-type="float" office:value="9530" calcext:value-type="float">
            <text:p>9530</text:p>
          </table:table-cell>
          <table:table-cell table:number-columns-repeated="4"/>
          <table:table-cell office:value-type="string" calcext:value-type="string">
            <text:p>{"ID":"12345678","SRC":"SYS","CAPI":{"NN":1,"N01":{"VG":"020200253a02000200d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64])" office:value-type="float" office:value="9529" calcext:value-type="float">
            <text:p>95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3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0</text:p>
          </table:table-cell>
          <table:table-cell table:formula="of:=HEX2DEC([.E65])" office:value-type="float" office:value="9529" calcext:value-type="float">
            <text:p>9529</text:p>
          </table:table-cell>
          <table:table-cell table:number-columns-repeated="4"/>
          <table:table-cell office:value-type="string" calcext:value-type="string">
            <text:p>{"ID":"12345678","SRC":"SYS","CAPI":{"NN":1,"N01":{"VG":"020200253902000200a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67])" office:value-type="float" office:value="9560" calcext:value-type="float">
            <text:p>956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58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68])" office:value-type="float" office:value="9560" calcext:value-type="float">
            <text:p>9560</text:p>
          </table:table-cell>
          <table:table-cell table:number-columns-repeated="4"/>
          <table:table-cell office:value-type="string" calcext:value-type="string">
            <text:p>{"ID":"12345678","SRC":"SYS","CAPI":{"NN":1,"N01":{"VG":"0202002558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0])" office:value-type="float" office:value="9579" calcext:value-type="float">
            <text:p>95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6b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2bc</text:p>
          </table:table-cell>
          <table:table-cell table:formula="of:=HEX2DEC([.E71])" office:value-type="float" office:value="9579" calcext:value-type="float">
            <text:p>9579</text:p>
          </table:table-cell>
          <table:table-cell table:number-columns-repeated="4"/>
          <table:table-cell office:value-type="string" calcext:value-type="string">
            <text:p>{"ID":"12345678","SRC":"SYS","CAPI":{"NN":1,"N01":{"VG":"020200256b02000202bc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3])" office:value-type="float" office:value="9578" calcext:value-type="float">
            <text:p>95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6a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6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58</text:p>
          </table:table-cell>
          <table:table-cell table:formula="of:=HEX2DEC([.E74])" office:value-type="float" office:value="9578" calcext:value-type="float">
            <text:p>9578</text:p>
          </table:table-cell>
          <table:table-cell table:number-columns-repeated="4"/>
          <table:table-cell office:value-type="string" calcext:value-type="string">
            <text:p>{"ID":"12345678","SRC":"SYS","CAPI":{"NN":1,"N01":{"VG":"020200256a0200020258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6])" office:value-type="float" office:value="9577" calcext:value-type="float">
            <text:p>957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6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c2</text:p>
          </table:table-cell>
          <table:table-cell table:formula="of:=HEX2DEC([.E77])" office:value-type="float" office:value="9577" calcext:value-type="float">
            <text:p>9577</text:p>
          </table:table-cell>
          <table:table-cell table:number-columns-repeated="4"/>
          <table:table-cell office:value-type="string" calcext:value-type="string">
            <text:p>{"ID":"12345678","SRC":"SYS","CAPI":{"NN":1,"N01":{"VG":"020200256902000201c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79])" office:value-type="float" office:value="9516" calcext:value-type="float">
            <text:p>951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0252c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80])" office:value-type="float" office:value="9516" calcext:value-type="float">
            <text:p>9516</text:p>
          </table:table-cell>
          <table:table-cell table:number-columns-repeated="4"/>
          <table:table-cell office:value-type="string" calcext:value-type="string">
            <text:p>{"ID":"12345678","SRC":"SYS","CAPI":{"NN":1,"N01":{"VG":"020200252c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7f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2])" office:value-type="float" office:value="10233" calcext:value-type="float">
            <text:p>1023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7f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7f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1</text:p>
          </table:table-cell>
          <table:table-cell table:formula="of:=HEX2DEC([.E83])" office:value-type="float" office:value="10233" calcext:value-type="float">
            <text:p>10233</text:p>
          </table:table-cell>
          <table:table-cell table:number-columns-repeated="4"/>
          <table:table-cell office:value-type="string" calcext:value-type="string">
            <text:p>{"ID":"12345678","SRC":"SYS","CAPI":{"NN":1,"N01":{"VG":"05010027f902000200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5])" office:value-type="float" office:value="9561" calcext:value-type="float">
            <text:p>95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200255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86])" office:value-type="float" office:value="9561" calcext:value-type="float">
            <text:p>9561</text:p>
          </table:table-cell>
          <table:table-cell table:number-columns-repeated="4"/>
          <table:table-cell office:value-type="string" calcext:value-type="string">
            <text:p>{"ID":"12345678","SRC":"SYS","CAPI":{"NN":1,"N01":{"VG":"0202002559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88])" office:value-type="float" office:value="9479" calcext:value-type="float">
            <text:p>947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2002507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32</text:p>
          </table:table-cell>
          <table:table-cell table:formula="of:=HEX2DEC([.E89])" office:value-type="float" office:value="9479" calcext:value-type="float">
            <text:p>9479</text:p>
          </table:table-cell>
          <table:table-cell table:number-columns-repeated="4"/>
          <table:table-cell office:value-type="string" calcext:value-type="string">
            <text:p>{"ID":"12345678","SRC":"SYS","CAPI":{"NN":1,"N01":{"VG":"0202002507020002023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f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91])" office:value-type="float" office:value="9759" calcext:value-type="float">
            <text:p>975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61f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f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92])" office:value-type="float" office:value="9759" calcext:value-type="float">
            <text:p>9759</text:p>
          </table:table-cell>
          <table:table-cell table:number-columns-repeated="4"/>
          <table:table-cell office:value-type="string" calcext:value-type="string">
            <text:p>{"ID":"12345678","SRC":"SYS","CAPI":{"NN":1,"N01":{"VG":"020100261f02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94])" office:value-type="float" office:value="9568" calcext:value-type="float">
            <text:p>956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0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35</text:p>
          </table:table-cell>
          <table:table-cell table:formula="of:=HEX2DEC([.E95])" office:value-type="float" office:value="9568" calcext:value-type="float">
            <text:p>9568</text:p>
          </table:table-cell>
          <table:table-cell table:number-columns-repeated="4"/>
          <table:table-cell office:value-type="string" calcext:value-type="string">
            <text:p>{"ID":"12345678","SRC":"SYS","CAPI":{"NN":1,"N01":{"VG":"02010025600200020235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97])" office:value-type="float" office:value="9569" calcext:value-type="float">
            <text:p>956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1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13</text:p>
          </table:table-cell>
          <table:table-cell table:formula="of:=HEX2DEC([.E98])" office:value-type="float" office:value="9569" calcext:value-type="float">
            <text:p>9569</text:p>
          </table:table-cell>
          <table:table-cell table:number-columns-repeated="4"/>
          <table:table-cell office:value-type="string" calcext:value-type="string">
            <text:p>{"ID":"12345678","SRC":"SYS","CAPI":{"NN":1,"N01":{"VG":"02010025610200020213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3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8</text:p>
          </table:table-cell>
          <table:table-cell table:style-name="ce2" office:value-type="string" calcext:value-type="string">
            <text:p>00</text:p>
          </table:table-cell>
          <table:table-cell table:formula="of:=HEX2DEC([.E100])" office:value-type="float" office:value="9791" calcext:value-type="float">
            <text:p>9791</text:p>
          </table:table-cell>
          <table:table-cell office:value-type="string" calcext:value-type="string">
            <text:p>120_121_122_12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3f000008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3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8</text:p>
          </table:table-cell>
          <table:table-cell table:style-name="ce2" office:value-type="string" calcext:value-type="string">
            <text:p>0000000000000000</text:p>
          </table:table-cell>
          <table:table-cell table:formula="of:=HEX2DEC([.E101])" office:value-type="float" office:value="9791" calcext:value-type="float">
            <text:p>9791</text:p>
          </table:table-cell>
          <table:table-cell table:number-columns-repeated="4"/>
          <table:table-cell office:value-type="string" calcext:value-type="string">
            <text:p>{"ID":"12345678","SRC":"SYS","CAPI":{"NN":1,"N01":{"VG":"020100263f00000800000000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03])" office:value-type="float" office:value="9758" calcext:value-type="float">
            <text:p>975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e00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3</text:p>
          </table:table-cell>
          <table:table-cell table:formula="of:=HEX2DEC([.E104])" office:value-type="float" office:value="9758" calcext:value-type="float">
            <text:p>9758</text:p>
          </table:table-cell>
          <table:table-cell table:number-columns-repeated="4"/>
          <table:table-cell office:value-type="string" calcext:value-type="string">
            <text:p>{"ID":"12345678","SRC":"SYS","CAPI":{"NN":1,"N01":{"VG":"020100261e00000103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b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06])" office:value-type="float" office:value="9905" calcext:value-type="float">
            <text:p>99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b1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b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58</text:p>
          </table:table-cell>
          <table:table-cell table:formula="of:=HEX2DEC([.E107])" office:value-type="float" office:value="9905" calcext:value-type="float">
            <text:p>9905</text:p>
          </table:table-cell>
          <table:table-cell table:number-columns-repeated="4"/>
          <table:table-cell office:value-type="string" calcext:value-type="string">
            <text:p>{"ID":"12345678","SRC":"SYS","CAPI":{"NN":1,"N01":{"VG":"02010026b10200020058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09])" office:value-type="float" office:value="9628" calcext:value-type="float">
            <text:p>962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9c01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7</text:p>
          </table:table-cell>
          <table:table-cell table:formula="of:=HEX2DEC([.E110])" office:value-type="float" office:value="9628" calcext:value-type="float">
            <text:p>9628</text:p>
          </table:table-cell>
          <table:table-cell table:number-columns-repeated="4"/>
          <table:table-cell office:value-type="string" calcext:value-type="string">
            <text:p>{"ID":"12345678","SRC":"SYS","CAPI":{"NN":1,"N01":{"VG":"020100259c01000201b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12])" office:value-type="float" office:value="9629" calcext:value-type="float">
            <text:p>962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9d01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9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13])" office:value-type="float" office:value="9629" calcext:value-type="float">
            <text:p>9629</text:p>
          </table:table-cell>
          <table:table-cell table:number-columns-repeated="4"/>
          <table:table-cell office:value-type="string" calcext:value-type="string">
            <text:p>{"ID":"12345678","SRC":"SYS","CAPI":{"NN":1,"N01":{"VG":"020100259d01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5])" office:value-type="float" office:value="9577" calcext:value-type="float">
            <text:p>95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69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1</text:p>
          </table:table-cell>
          <table:table-cell table:formula="of:=HEX2DEC([.E116])" office:value-type="float" office:value="9577" calcext:value-type="float">
            <text:p>9577</text:p>
          </table:table-cell>
          <table:table-cell table:number-columns-repeated="4"/>
          <table:table-cell office:value-type="string" calcext:value-type="string">
            <text:p>{"ID":"12345678","SRC":"SYS","CAPI":{"NN":1,"N01":{"VG":"020300256902000101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8])" office:value-type="float" office:value="9545" calcext:value-type="float">
            <text:p>954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3002549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19])" office:value-type="float" office:value="9545" calcext:value-type="float">
            <text:p>9545</text:p>
          </table:table-cell>
          <table:table-cell table:number-columns-repeated="4"/>
          <table:table-cell office:value-type="string" calcext:value-type="string">
            <text:p>{"ID":"12345678","SRC":"SYS","CAPI":{"NN":1,"N01":{"VG":"020300254902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21])" office:value-type="float" office:value="9529" calcext:value-type="float">
            <text:p>95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3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122])" office:value-type="float" office:value="9529" calcext:value-type="float">
            <text:p>9529</text:p>
          </table:table-cell>
          <table:table-cell table:number-columns-repeated="4"/>
          <table:table-cell office:value-type="string" calcext:value-type="string">
            <text:p>{"ID":"12345678","SRC":"SYS","CAPI":{"NN":1,"N01":{"VG":"0203002539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24])" office:value-type="float" office:value="9528" calcext:value-type="float">
            <text:p>95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38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125])" office:value-type="float" office:value="9528" calcext:value-type="float">
            <text:p>9528</text:p>
          </table:table-cell>
          <table:table-cell table:number-columns-repeated="4"/>
          <table:table-cell office:value-type="string" calcext:value-type="string">
            <text:p>{"ID":"12345678","SRC":"SYS","CAPI":{"NN":1,"N01":{"VG":"0203002538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27])" office:value-type="float" office:value="9516" calcext:value-type="float">
            <text:p>95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2c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190</text:p>
          </table:table-cell>
          <table:table-cell table:formula="of:=HEX2DEC([.E128])" office:value-type="float" office:value="9516" calcext:value-type="float">
            <text:p>9516</text:p>
          </table:table-cell>
          <table:table-cell table:number-columns-repeated="4"/>
          <table:table-cell office:value-type="string" calcext:value-type="string">
            <text:p>{"ID":"12345678","SRC":"SYS","CAPI":{"NN":1,"N01":{"VG":"020300252c020002019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30])" office:value-type="float" office:value="9513" calcext:value-type="float">
            <text:p>95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3002529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42</text:p>
          </table:table-cell>
          <table:table-cell table:formula="of:=HEX2DEC([.E131])" office:value-type="float" office:value="9513" calcext:value-type="float">
            <text:p>9513</text:p>
          </table:table-cell>
          <table:table-cell table:number-columns-repeated="4"/>
          <table:table-cell office:value-type="string" calcext:value-type="string">
            <text:p>{"ID":"12345678","SRC":"SYS","CAPI":{"NN":1,"N01":{"VG":"0203002529020002024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33])" office:value-type="float" office:value="9559" calcext:value-type="float">
            <text:p>955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3002557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134])" office:value-type="float" office:value="9559" calcext:value-type="float">
            <text:p>9559</text:p>
          </table:table-cell>
          <table:table-cell table:number-columns-repeated="4"/>
          <table:table-cell office:value-type="string" calcext:value-type="string">
            <text:p>{"ID":"12345678","SRC":"SYS","CAPI":{"NN":1,"N01":{"VG":"020300255702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6])" office:value-type="float" office:value="9553" calcext:value-type="float">
            <text:p>955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3002551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7])" office:value-type="float" office:value="9553" calcext:value-type="float">
            <text:p>9553</text:p>
          </table:table-cell>
          <table:table-cell table:number-columns-repeated="4"/>
          <table:table-cell office:value-type="string" calcext:value-type="string">
            <text:p>{"ID":"12345678","SRC":"SYS","CAPI":{"NN":1,"N01":{"VG":"020300255102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39])" office:value-type="float" office:value="9956" calcext:value-type="float">
            <text:p>99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10026e4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140])" office:value-type="float" office:value="9956" calcext:value-type="float">
            <text:p>9956</text:p>
          </table:table-cell>
          <table:table-cell table:number-columns-repeated="4"/>
          <table:table-cell office:value-type="string" calcext:value-type="string">
            <text:p>{"ID":"12345678","SRC":"SYS","CAPI":{"NN":1,"N01":{"VG":"02010026e402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2])" office:value-type="float" office:value="9958" calcext:value-type="float">
            <text:p>995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10026e6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e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32</text:p>
          </table:table-cell>
          <table:table-cell table:formula="of:=HEX2DEC([.E143])" office:value-type="float" office:value="9958" calcext:value-type="float">
            <text:p>9958</text:p>
          </table:table-cell>
          <table:table-cell table:number-columns-repeated="4"/>
          <table:table-cell office:value-type="string" calcext:value-type="string">
            <text:p>{"ID":"12345678","SRC":"SYS","CAPI":{"NN":1,"N01":{"VG":"02010026e6020002003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f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5])" office:value-type="float" office:value="9982" calcext:value-type="float">
            <text:p>998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6fe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f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146])" office:value-type="float" office:value="9982" calcext:value-type="float">
            <text:p>9982</text:p>
          </table:table-cell>
          <table:table-cell table:number-columns-repeated="4"/>
          <table:table-cell office:value-type="string" calcext:value-type="string">
            <text:p>{"ID":"12345678","SRC":"SYS","CAPI":{"NN":1,"N01":{"VG":"02010026fe02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48])" office:value-type="float" office:value="9756" calcext:value-type="float">
            <text:p>975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c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49])" office:value-type="float" office:value="9756" calcext:value-type="float">
            <text:p>9756</text:p>
          </table:table-cell>
          <table:table-cell table:number-columns-repeated="4"/>
          <table:table-cell office:value-type="string" calcext:value-type="string">
            <text:p>{"ID":"12345678","SRC":"SYS","CAPI":{"NN":1,"N01":{"VG":"020100261c00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51])" office:value-type="float" office:value="9757" calcext:value-type="float">
            <text:p>97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d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6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52])" office:value-type="float" office:value="9757" calcext:value-type="float">
            <text:p>9757</text:p>
          </table:table-cell>
          <table:table-cell table:number-columns-repeated="4"/>
          <table:table-cell office:value-type="string" calcext:value-type="string">
            <text:p>{"ID":"12345678","SRC":"SYS","CAPI":{"NN":1,"N01":{"VG":"020100261d00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54])" office:value-type="float" office:value="9746" calcext:value-type="float">
            <text:p>974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2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1bd</text:p>
          </table:table-cell>
          <table:table-cell table:formula="of:=HEX2DEC([.E155])" office:value-type="float" office:value="9746" calcext:value-type="float">
            <text:p>9746</text:p>
          </table:table-cell>
          <table:table-cell table:number-columns-repeated="4"/>
          <table:table-cell office:value-type="string" calcext:value-type="string">
            <text:p>{"ID":"12345678","SRC":"SYS","CAPI":{"NN":1,"N01":{"VG":"020100261200000201bd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57])" office:value-type="float" office:value="9747" calcext:value-type="float">
            <text:p>974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613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158])" office:value-type="float" office:value="9747" calcext:value-type="float">
            <text:p>9747</text:p>
          </table:table-cell>
          <table:table-cell table:number-columns-repeated="4"/>
          <table:table-cell office:value-type="string" calcext:value-type="string">
            <text:p>{"ID":"12345678","SRC":"SYS","CAPI":{"NN":1,"N01":{"VG":"020100261300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0])" office:value-type="float" office:value="9570" calcext:value-type="float">
            <text:p>95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62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14</text:p>
          </table:table-cell>
          <table:table-cell table:formula="of:=HEX2DEC([.E161])" office:value-type="float" office:value="9570" calcext:value-type="float">
            <text:p>9570</text:p>
          </table:table-cell>
          <table:table-cell table:number-columns-repeated="4"/>
          <table:table-cell office:value-type="string" calcext:value-type="string">
            <text:p>{"ID":"12345678","SRC":"SYS","CAPI":{"NN":1,"N01":{"VG":"02010025620200011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3])" office:value-type="float" office:value="9570" calcext:value-type="float">
            <text:p>95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100256203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37</text:p>
          </table:table-cell>
          <table:table-cell table:formula="of:=HEX2DEC([.E164])" office:value-type="float" office:value="9570" calcext:value-type="float">
            <text:p>9570</text:p>
          </table:table-cell>
          <table:table-cell table:number-columns-repeated="4"/>
          <table:table-cell office:value-type="string" calcext:value-type="string">
            <text:p>{"ID":"12345678","SRC":"SYS","CAPI":{"NN":1,"N01":{"VG":"02010025620300013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6])" office:value-type="float" office:value="9571" calcext:value-type="float">
            <text:p>957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302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1</text:p>
          </table:table-cell>
          <table:table-cell office:value-type="string" calcext:value-type="string">
            <text:p>1a</text:p>
          </table:table-cell>
          <table:table-cell table:formula="of:=HEX2DEC([.E167])" office:value-type="float" office:value="9571" calcext:value-type="float">
            <text:p>9571</text:p>
          </table:table-cell>
          <table:table-cell table:number-columns-repeated="4"/>
          <table:table-cell office:value-type="string" calcext:value-type="string">
            <text:p>{"ID":"12345678","SRC":"SYS","CAPI":{"NN":1,"N01":{"VG":"02010025630200011a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69])" office:value-type="float" office:value="9571" calcext:value-type="float">
            <text:p>95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303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2</text:p>
          </table:table-cell>
          <table:table-cell table:formula="of:=HEX2DEC([.E170])" office:value-type="float" office:value="9571" calcext:value-type="float">
            <text:p>9571</text:p>
          </table:table-cell>
          <table:table-cell table:number-columns-repeated="4"/>
          <table:table-cell office:value-type="string" calcext:value-type="string">
            <text:p>{"ID":"12345678","SRC":"SYS","CAPI":{"NN":1,"N01":{"VG":"020100256303000102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72])" office:value-type="float" office:value="9571" calcext:value-type="float">
            <text:p>957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100256304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6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17</text:p>
          </table:table-cell>
          <table:table-cell table:formula="of:=HEX2DEC([.E173])" office:value-type="float" office:value="9571" calcext:value-type="float">
            <text:p>9571</text:p>
          </table:table-cell>
          <table:table-cell table:number-columns-repeated="4"/>
          <table:table-cell office:value-type="string" calcext:value-type="string">
            <text:p>{"ID":"12345678","SRC":"SYS","CAPI":{"NN":1,"N01":{"VG":"02010025630400011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75])" office:value-type="float" office:value="9473" calcext:value-type="float">
            <text:p>94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4002501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8000</text:p>
          </table:table-cell>
          <table:table-cell table:formula="of:=HEX2DEC([.E176])" office:value-type="float" office:value="9473" calcext:value-type="float">
            <text:p>9473</text:p>
          </table:table-cell>
          <table:table-cell table:number-columns-repeated="4"/>
          <table:table-cell office:value-type="string" calcext:value-type="string">
            <text:p>{"ID":"12345678","SRC":"SYS","CAPI":{"NN":1,"N01":{"VG":"02040025010000028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78])" office:value-type="float" office:value="9474" calcext:value-type="float">
            <text:p>94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4002502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207</text:p>
          </table:table-cell>
          <table:table-cell table:formula="of:=HEX2DEC([.E179])" office:value-type="float" office:value="9474" calcext:value-type="float">
            <text:p>9474</text:p>
          </table:table-cell>
          <table:table-cell table:number-columns-repeated="4"/>
          <table:table-cell office:value-type="string" calcext:value-type="string">
            <text:p>{"ID":"12345678","SRC":"SYS","CAPI":{"NN":1,"N01":{"VG":"02040025020000020207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181])" office:value-type="float" office:value="9515" calcext:value-type="float">
            <text:p>9515</text:p>
          </table:table-cell>
          <table:table-cell office:value-type="string" calcext:value-type="string">
            <text:p>22_23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400252b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000</text:p>
          </table:table-cell>
          <table:table-cell table:formula="of:=HEX2DEC([.E182])" office:value-type="float" office:value="9515" calcext:value-type="float">
            <text:p>9515</text:p>
          </table:table-cell>
          <table:table-cell table:number-columns-repeated="4"/>
          <table:table-cell office:value-type="string" calcext:value-type="string">
            <text:p>{"ID":"12345678","SRC":"SYS","CAPI":{"NN":1,"N01":{"VG":"020400252b020004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184])" office:value-type="float" office:value="9514" calcext:value-type="float">
            <text:p>9514</text:p>
          </table:table-cell>
          <table:table-cell office:value-type="string" calcext:value-type="string">
            <text:p>24_2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400252a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52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000</text:p>
          </table:table-cell>
          <table:table-cell table:formula="of:=HEX2DEC([.E185])" office:value-type="float" office:value="9514" calcext:value-type="float">
            <text:p>9514</text:p>
          </table:table-cell>
          <table:table-cell table:number-columns-repeated="4"/>
          <table:table-cell office:value-type="string" calcext:value-type="string">
            <text:p>{"ID":"12345678","SRC":"SYS","CAPI":{"NN":1,"N01":{"VG":"020400252a020004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187])" office:value-type="float" office:value="9513" calcext:value-type="float">
            <text:p>9513</text:p>
          </table:table-cell>
          <table:table-cell office:value-type="string" calcext:value-type="string">
            <text:p>26_27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4002529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29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000</text:p>
          </table:table-cell>
          <table:table-cell table:formula="of:=HEX2DEC([.E188])" office:value-type="float" office:value="9513" calcext:value-type="float">
            <text:p>9513</text:p>
          </table:table-cell>
          <table:table-cell table:number-columns-repeated="4"/>
          <table:table-cell office:value-type="string" calcext:value-type="string">
            <text:p>{"ID":"12345678","SRC":"SYS","CAPI":{"NN":1,"N01":{"VG":"02040025290200040000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90])" office:value-type="float" office:value="9785" calcext:value-type="float">
            <text:p>978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901263900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91])" office:value-type="float" office:value="9785" calcext:value-type="float">
            <text:p>9785</text:p>
          </table:table-cell>
          <table:table-cell table:number-columns-repeated="4"/>
          <table:table-cell office:value-type="string" calcext:value-type="string">
            <text:p>{"ID":"12345678","SRC":"SYS","CAPI":{"NN":1,"N01":{"VG":"020901263900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93])" office:value-type="float" office:value="9537" calcext:value-type="float">
            <text:p>953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41000001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00</text:p>
          </table:table-cell>
          <table:table-cell table:formula="of:=HEX2DEC([.E194])" office:value-type="float" office:value="9537" calcext:value-type="float">
            <text:p>9537</text:p>
          </table:table-cell>
          <table:table-cell table:number-columns-repeated="4"/>
          <table:table-cell office:value-type="string" calcext:value-type="string">
            <text:p>{"ID":"12345678","SRC":"SYS","CAPI":{"NN":1,"N01":{"VG":"0207002541000001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96])" office:value-type="float" office:value="9541" calcext:value-type="float">
            <text:p>954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7002545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4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50</text:p>
          </table:table-cell>
          <table:table-cell table:formula="of:=HEX2DEC([.E197])" office:value-type="float" office:value="9541" calcext:value-type="float">
            <text:p>9541</text:p>
          </table:table-cell>
          <table:table-cell table:number-columns-repeated="4"/>
          <table:table-cell office:value-type="string" calcext:value-type="string">
            <text:p>{"ID":"12345678","SRC":"SYS","CAPI":{"NN":1,"N01":{"VG":"0207002545000002005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199])" office:value-type="float" office:value="9522" calcext:value-type="float">
            <text:p>952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32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a</text:p>
          </table:table-cell>
          <table:table-cell table:formula="of:=HEX2DEC([.E200])" office:value-type="float" office:value="9522" calcext:value-type="float">
            <text:p>9522</text:p>
          </table:table-cell>
          <table:table-cell table:number-columns-repeated="4"/>
          <table:table-cell office:value-type="string" calcext:value-type="string">
            <text:p>{"ID":"12345678","SRC":"SYS","CAPI":{"NN":1,"N01":{"VG":"020700253200000200aa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2])" office:value-type="float" office:value="9747" calcext:value-type="float">
            <text:p>97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9012613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203])" office:value-type="float" office:value="9747" calcext:value-type="float">
            <text:p>9747</text:p>
          </table:table-cell>
          <table:table-cell table:number-columns-repeated="4"/>
          <table:table-cell office:value-type="string" calcext:value-type="string">
            <text:p>{"ID":"12345678","SRC":"SYS","CAPI":{"NN":1,"N01":{"VG":"0209012613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5])" office:value-type="float" office:value="9748" calcext:value-type="float">
            <text:p>97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9012614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1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7a</text:p>
          </table:table-cell>
          <table:table-cell table:formula="of:=HEX2DEC([.E206])" office:value-type="float" office:value="9748" calcext:value-type="float">
            <text:p>9748</text:p>
          </table:table-cell>
          <table:table-cell table:number-columns-repeated="4"/>
          <table:table-cell office:value-type="string" calcext:value-type="string">
            <text:p>{"ID":"12345678","SRC":"SYS","CAPI":{"NN":1,"N01":{"VG":"0209012614020002007a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08])" office:value-type="float" office:value="9523" calcext:value-type="float">
            <text:p>95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3302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ad</text:p>
          </table:table-cell>
          <table:table-cell table:formula="of:=HEX2DEC([.E209])" office:value-type="float" office:value="9523" calcext:value-type="float">
            <text:p>9523</text:p>
          </table:table-cell>
          <table:table-cell table:number-columns-repeated="4"/>
          <table:table-cell office:value-type="string" calcext:value-type="string">
            <text:p>{"ID":"12345678","SRC":"SYS","CAPI":{"NN":1,"N01":{"VG":"020700253302000200ad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</text:p>
          </table:table-cell>
          <table:table-cell table:formula="of:=HEX2DEC([.E211])" office:value-type="float" office:value="9527" calcext:value-type="float">
            <text:p>952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ID":"12345678","SRC":"DDC","CAPI":{"NN":1,"N01":{"VG":"0107002537000002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53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002</text:p>
          </table:table-cell>
          <table:table-cell office:value-type="string" calcext:value-type="string">
            <text:p>00c4</text:p>
          </table:table-cell>
          <table:table-cell table:formula="of:=HEX2DEC([.E212])" office:value-type="float" office:value="9527" calcext:value-type="float">
            <text:p>9527</text:p>
          </table:table-cell>
          <table:table-cell table:number-columns-repeated="4"/>
          <table:table-cell office:value-type="string" calcext:value-type="string">
            <text:p>{"ID":"12345678","SRC":"SYS","CAPI":{"NN":1,"N01":{"VG":"020700253700000200c4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14])" office:value-type="float" office:value="9777" calcext:value-type="float">
            <text:p>9777</text:p>
          </table:table-cell>
          <table:table-cell office:value-type="string" calcext:value-type="string">
            <text:p>170_171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ID":"12345678","SRC":"DDC","CAPI":{"NN":1,"N01":{"VG":"0109012631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3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2</text:p>
          </table:table-cell>
          <table:table-cell table:style-name="ce2" office:value-type="string" calcext:value-type="string">
            <text:p>0000</text:p>
          </table:table-cell>
          <table:table-cell table:formula="of:=HEX2DEC([.E215])" office:value-type="float" office:value="9777" calcext:value-type="float">
            <text:p>9777</text:p>
          </table:table-cell>
          <table:table-cell table:number-columns-repeated="4"/>
          <table:table-cell office:value-type="string" calcext:value-type="string">
            <text:p>{"ID":"12345678","SRC":"SYS","CAPI":{"NN":1,"N01":{"VG":"02090126310200020000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17])" office:value-type="float" office:value="9768" calcext:value-type="float">
            <text:p>9768</text:p>
          </table:table-cell>
          <table:table-cell office:value-type="string" calcext:value-type="string">
            <text:p>172_173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9012628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office:value-type="string" calcext:value-type="string">
            <text:p>0000058e</text:p>
          </table:table-cell>
          <table:table-cell table:formula="of:=HEX2DEC([.E218])" office:value-type="float" office:value="9768" calcext:value-type="float">
            <text:p>9768</text:p>
          </table:table-cell>
          <table:table-cell table:number-columns-repeated="4"/>
          <table:table-cell office:value-type="string" calcext:value-type="string">
            <text:p>{"ID":"12345678","SRC":"SYS","CAPI":{"NN":1,"N01":{"VG":"02090126280200040000058e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20])" office:value-type="float" office:value="9766" calcext:value-type="float">
            <text:p>9766</text:p>
          </table:table-cell>
          <table:table-cell office:value-type="string" calcext:value-type="string">
            <text:p>174_175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9012626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436</text:p>
          </table:table-cell>
          <table:table-cell table:formula="of:=HEX2DEC([.E221])" office:value-type="float" office:value="9766" calcext:value-type="float">
            <text:p>9766</text:p>
          </table:table-cell>
          <table:table-cell table:number-columns-repeated="4"/>
          <table:table-cell office:value-type="string" calcext:value-type="string">
            <text:p>{"ID":"12345678","SRC":"SYS","CAPI":{"NN":1,"N01":{"VG":"020901262602000400000436"}}}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DC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</text:p>
          </table:table-cell>
          <table:table-cell table:formula="of:=HEX2DEC([.E223])" office:value-type="float" office:value="9767" calcext:value-type="float">
            <text:p>9767</text:p>
          </table:table-cell>
          <table:table-cell office:value-type="string" calcext:value-type="string">
            <text:p>176_17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TC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"ID":"12345678","SRC":"DDC","CAPI":{"NN":1,"N01":{"VG":"010901262702000400"}}}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62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04</text:p>
          </table:table-cell>
          <table:table-cell table:style-name="ce2" office:value-type="string" calcext:value-type="string">
            <text:p>00000158</text:p>
          </table:table-cell>
          <table:table-cell table:formula="of:=HEX2DEC([.E224])" office:value-type="float" office:value="9767" calcext:value-type="float">
            <text:p>9767</text:p>
          </table:table-cell>
          <table:table-cell table:number-columns-repeated="4"/>
          <table:table-cell office:value-type="string" calcext:value-type="string">
            <text:p>{"ID":"12345678","SRC":"SYS","CAPI":{"NN":1,"N01":{"VG":"020901262702000400000158"}}}</text:p>
          </table:table-cell>
          <table:table-cell table:number-columns-repeated="15"/>
        </table:table-row>
        <table:table-row table:style-name="ro1" table:number-rows-repeated="1048351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22:19:17.558311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6T22:20:40.948635100</dc:date>
    <meta:editing-duration>PT15M51S</meta:editing-duration>
    <meta:editing-cycles>8</meta:editing-cycles>
    <meta:generator>LibreOffice/25.8.3.2$Windows_X86_64 LibreOffice_project/8ca8d55c161d602844f5428fa4b58097424e324e</meta:generator>
    <meta:document-statistic meta:table-count="1" meta:cell-count="1791" meta:object-count="0"/>
  </office:meta>
</office:document-meta>
</file>